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noto sans" svg:font-family="'noto sans', 'helvetica neue', helvetica, arial, sans-serif"/>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fo:font-style="italic" officeooo:rsid="0013b35d" officeooo:paragraph-rsid="001867df" style:font-style-asian="italic" style:font-style-complex="italic"/>
    </style:style>
    <style:style style:name="P3" style:family="paragraph" style:parent-style-name="Header">
      <style:text-properties fo:font-style="italic" officeooo:rsid="00514ef7" officeooo:paragraph-rsid="00514ef7" style:font-style-asian="italic" style:font-style-complex="italic"/>
    </style:style>
    <style:style style:name="P4" style:family="paragraph" style:parent-style-name="Preformatted_20_Text">
      <style:paragraph-properties fo:padding="0.049cm" fo:border="0.06pt solid #d9d9e3"/>
      <style:text-properties loext:padding="0.049cm" loext:border="0.06pt solid #d9d9e3"/>
    </style:style>
    <style:style style:name="P5" style:family="paragraph" style:parent-style-name="Preformatted_20_Text">
      <style:paragraph-properties fo:margin-top="0cm" fo:margin-bottom="0.499cm" style:contextual-spacing="false" fo:padding="0.049cm" fo:border="0.06pt solid #d9d9e3"/>
    </style:style>
    <style:style style:name="P6" style:family="paragraph" style:parent-style-name="Text_20_body">
      <style:paragraph-properties fo:padding="0.049cm" fo:border="0.06pt solid #d9d9e3"/>
    </style:style>
    <style:style style:name="P7" style:family="paragraph" style:parent-style-name="Text_20_body">
      <style:paragraph-properties fo:padding="0.049cm" fo:border="0.06pt solid #d9d9e3"/>
      <style:text-properties officeooo:rsid="00150b9f"/>
    </style:style>
    <style:style style:name="T1" style:family="text">
      <style:text-properties loext:padding="0.049cm" loext:border="0.06pt solid #d9d9e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Strong_20_Emphasis"><text:span text:style-name="T1">Pregunta 1:</text:span></text:span> ¿Qué significa la sigla "DNS" en el contexto de redes de computadoras?</text:p>
      <text:p text:style-name="P6"><text:span text:style-name="Strong_20_Emphasis"><text:span text:style-name="T1">Respuesta 1:</text:span></text:span> La sigla "DNS" significa "Sistema de Nombres de Dominio" (Domain Name System) y se utiliza para traducir nombres de dominio en direcciones IP.</text:p>
      <text:p text:style-name="Horizontal_20_Line"/>
      <text:p text:style-name="P6"><text:span text:style-name="Strong_20_Emphasis"><text:span text:style-name="T1">Pregunta 2:</text:span></text:span> ¿Cuál es el propósito principal del DNS en una red?</text:p>
      <text:p text:style-name="P6"><text:span text:style-name="Strong_20_Emphasis"><text:span text:style-name="T1">Respuesta 2:</text:span></text:span> El propósito principal del DNS es permitir la traducción de nombres de dominio legibles por humanos en direcciones IP utilizadas por las computadoras en una red.</text:p>
      <text:p text:style-name="Horizontal_20_Line"/>
      <text:p text:style-name="P6"><text:span text:style-name="Strong_20_Emphasis"><text:span text:style-name="T1">Pregunta 3:</text:span></text:span> ¿Qué es un servidor DNS y cuál es su función en una red?</text:p>
      <text:p text:style-name="P6"><text:span text:style-name="Strong_20_Emphasis"><text:span text:style-name="T1">Respuesta 3:</text:span></text:span> Un servidor DNS es un servidor especializado que almacena y gestiona registros de nombres de dominio y sus direcciones IP correspondientes. Su función principal es responder a las consultas DNS y proporcionar la información necesaria para resolver nombres de dominio.</text:p>
      <text:p text:style-name="Horizontal_20_Line"/>
      <text:p text:style-name="P6"><text:span text:style-name="Strong_20_Emphasis"><text:span text:style-name="T1">Pregunta 4:</text:span></text:span> ¿Cuál es el archivo de configuración principal para DNS en sistemas Linux?</text:p>
      <text:p text:style-name="P6"><text:span text:style-name="Strong_20_Emphasis"><text:span text:style-name="T1">Respuesta 4:</text:span></text:span> El archivo de configuración principal para DNS en sistemas Linux es <text:span text:style-name="Source_20_Text"><text:span text:style-name="T1">/etc/resolv.conf</text:span></text:span>.</text:p>
      <text:p text:style-name="Horizontal_20_Line"/>
      <text:p text:style-name="P6"><text:span text:style-name="Strong_20_Emphasis"><text:span text:style-name="T1">Pregunta 5:</text:span></text:span> ¿Qué tipo de información se especifica en el archivo <text:span text:style-name="Source_20_Text"><text:span text:style-name="T1">/etc/resolv.conf</text:span></text:span> en sistemas Linux?</text:p>
      <text:p text:style-name="P6"><text:span text:style-name="Strong_20_Emphasis"><text:span text:style-name="T1">Respuesta 5:</text:span></text:span> En el archivo <text:span text:style-name="Source_20_Text"><text:span text:style-name="T1">/etc/resolv.conf</text:span></text:span>, se especifican las direcciones IP de uno o más servidores DNS que el sistema utilizará para resolver nombres de dominio.</text:p>
      <text:p text:style-name="Horizontal_20_Line"/>
      <text:p text:style-name="P6"><text:span text:style-name="Strong_20_Emphasis"><text:span text:style-name="T1">Pregunta 6:</text:span></text:span> ¿Cuál es el comando para actualizar la configuración DNS en tiempo de ejecución en sistemas Linux?</text:p>
      <text:p text:style-name="P6"><text:span text:style-name="Strong_20_Emphasis"><text:span text:style-name="T1">Respuesta 6:</text:span></text:span> El comando <text:span text:style-name="Source_20_Text"><text:span text:style-name="T1">resolvconf</text:span></text:span> o <text:span text:style-name="Source_20_Text"><text:span text:style-name="T1">systemd-resolve</text:span></text:span> se utiliza para actualizar la configuración DNS en tiempo de ejecución en sistemas Linux, dependiendo de la distribución.</text:p>
      <text:p text:style-name="Horizontal_20_Line"/>
      <text:p text:style-name="P6"><text:span text:style-name="Strong_20_Emphasis"><text:span text:style-name="T1">Pregunta 7:</text:span></text:span> ¿Qué es la caché DNS y cuál es su función?</text:p>
      <text:p text:style-name="P6"><text:soft-page-break/><text:span text:style-name="Strong_20_Emphasis"><text:span text:style-name="T1">Respuesta 7:</text:span></text:span> La caché DNS es una memoria temporal que almacena consultas DNS previamente resueltas. Su función es acelerar la resolución de nombres de dominio al evitar consultas repetidas a servidores DNS remotos.</text:p>
      <text:p text:style-name="Horizontal_20_Line"/>
      <text:p text:style-name="P6"><text:span text:style-name="Strong_20_Emphasis"><text:span text:style-name="T1">Pregunta 8:</text:span></text:span> ¿Cuál es el comando comúnmente utilizado en sistemas Linux para borrar la caché DNS?</text:p>
      <text:p text:style-name="P6"><text:span text:style-name="Strong_20_Emphasis"><text:span text:style-name="T1">Respuesta 8:</text:span></text:span> El comando comúnmente utilizado para borrar la caché DNS en sistemas Linux es <text:span text:style-name="Source_20_Text"><text:span text:style-name="T1">systemd-resolve --flush-caches</text:span></text:span>.</text:p>
      <text:p text:style-name="Horizontal_20_Line"/>
      <text:p text:style-name="P6"><text:span text:style-name="Strong_20_Emphasis"><text:span text:style-name="T1">Pregunta 9:</text:span></text:span> ¿Qué es un servidor DNS raíz y cuál es su papel en la estructura del DNS?</text:p>
      <text:p text:style-name="P6"><text:span text:style-name="Strong_20_Emphasis"><text:span text:style-name="T1">Respuesta 9:</text:span></text:span> Un servidor DNS raíz es el servidor de nivel más alto en la estructura jerárquica del DNS. Su papel es proporcionar información sobre los servidores de nombres de dominio de nivel superior (TLD) y ayudar en la resolución de nombres de dominio.</text:p>
      <text:p text:style-name="Horizontal_20_Line"/>
      <text:p text:style-name="P6"><text:span text:style-name="Strong_20_Emphasis"><text:span text:style-name="T1">Pregunta 10:</text:span></text:span> ¿Cuál es el formato típico de una entrada en el archivo <text:span text:style-name="Source_20_Text"><text:span text:style-name="T1">/etc/resolv.conf</text:span></text:span>?</text:p>
      <text:p text:style-name="P6"><text:span text:style-name="Strong_20_Emphasis"><text:span text:style-name="T1">Respuesta 10:</text:span></text:span> El formato típico de una entrada en el archivo <text:span text:style-name="Source_20_Text"><text:span text:style-name="T1">/etc/resolv.conf</text:span></text:span> es:</text:p>
      <text:p text:style-name="P4">Copy code</text:p>
      <text:p text:style-name="P5"><text:span text:style-name="Source_20_Text"><text:span text:style-name="T1">nameserver DIRECCION-IP-DNS</text:span></text:span></text:p>
      <text:p text:style-name="Horizontal_20_Line"/>
      <text:p text:style-name="P6"><text:span text:style-name="Strong_20_Emphasis"><text:span text:style-name="T1">Pregunta 11:</text:span></text:span> ¿Qué es un registro A en DNS y para qué se utiliza?</text:p>
      <text:p text:style-name="P6"><text:span text:style-name="Strong_20_Emphasis"><text:span text:style-name="T1">Respuesta 11:</text:span></text:span> Un registro A en DNS se utiliza para asociar un nombre de dominio con una dirección IPv4.</text:p>
      <text:p text:style-name="Horizontal_20_Line"/>
      <text:p text:style-name="P6"><text:span text:style-name="Strong_20_Emphasis"><text:span text:style-name="T1">Pregunta 12:</text:span></text:span> ¿Cuál es el propósito de un registro AAAA en DNS?</text:p>
      <text:p text:style-name="P6"><text:span text:style-name="Strong_20_Emphasis"><text:span text:style-name="T1">Respuesta 12:</text:span></text:span> El propósito de un registro AAAA en DNS es asociar un nombre de dominio con una dirección IPv6.</text:p>
      <text:p text:style-name="Horizontal_20_Line"/>
      <text:p text:style-name="P6"><text:span text:style-name="Strong_20_Emphasis"><text:span text:style-name="T1">Pregunta 13:</text:span></text:span> ¿Qué es un registro MX en DNS y cuál es su función?</text:p>
      <text:p text:style-name="P6"><text:soft-page-break/><text:span text:style-name="Strong_20_Emphasis"><text:span text:style-name="T1">Respuesta 13:</text:span></text:span> Un registro MX (Mail Exchange) en DNS se utiliza para especificar los servidores de correo responsables de recibir correos electrónicos para un dominio específico.</text:p>
      <text:p text:style-name="Horizontal_20_Line"/>
      <text:p text:style-name="P6"><text:span text:style-name="Strong_20_Emphasis"><text:span text:style-name="T1">Pregunta 14:</text:span></text:span> ¿Qué es un registro CNAME en DNS y cuál es su uso?</text:p>
      <text:p text:style-name="P6"><text:span text:style-name="Strong_20_Emphasis"><text:span text:style-name="T1">Respuesta 14:</text:span></text:span> Un registro CNAME (Canonical Name) en DNS se utiliza para crear alias o nombres de dominio alternativos para un nombre de dominio existente.</text:p>
      <text:p text:style-name="Horizontal_20_Line"/>
      <text:p text:style-name="P6"><text:span text:style-name="Strong_20_Emphasis"><text:span text:style-name="T1">Pregunta 15:</text:span></text:span> ¿Cuál es el propósito de un registro PTR en DNS?</text:p>
      <text:p text:style-name="P6"><text:span text:style-name="Strong_20_Emphasis"><text:span text:style-name="T1">Respuesta 15:</text:span></text:span> El propósito de un registro PTR (Pointer) en DNS es mapear una dirección IP a un nombre de dominio, lo contrario de lo que hacen los registros A y AAAA.</text:p>
      <text:p text:style-name="Horizontal_20_Line"/>
      <text:p text:style-name="P6"><text:span text:style-name="Strong_20_Emphasis"><text:span text:style-name="T1">Pregunta 16:</text:span></text:span> ¿Cuál es la utilidad del comando <text:span text:style-name="Source_20_Text"><text:span text:style-name="T1">nslookup</text:span></text:span> en sistemas Linux?</text:p>
      <text:p text:style-name="P6"><text:span text:style-name="Strong_20_Emphasis"><text:span text:style-name="T1">Respuesta 16:</text:span></text:span> El comando <text:span text:style-name="Source_20_Text"><text:span text:style-name="T1">nslookup</text:span></text:span> se utiliza para realizar consultas DNS interactivas y obtener información sobre nombres de dominio y direcciones IP.</text:p>
      <text:p text:style-name="Horizontal_20_Line"/>
      <text:p text:style-name="P6"><text:span text:style-name="Strong_20_Emphasis"><text:span text:style-name="T1">Pregunta 17:</text:span></text:span> ¿Qué es el tiempo de vida (TTL) en el contexto de DNS?</text:p>
      <text:p text:style-name="P6"><text:span text:style-name="Strong_20_Emphasis"><text:span text:style-name="T1">Respuesta 17:</text:span></text:span> El tiempo de vida (TTL) en DNS es el período durante el cual la información de un registro DNS específico se considera válida en caché antes de que deba ser renovada o actualizada.</text:p>
      <text:p text:style-name="Horizontal_20_Line"/>
      <text:p text:style-name="P6"><text:span text:style-name="Strong_20_Emphasis"><text:span text:style-name="T1">Pregunta 18:</text:span></text:span> ¿Qué es un servidor de nombres de dominio de nivel superior (TLD) en la estructura del DNS?</text:p>
      <text:p text:style-name="P6"><text:span text:style-name="Strong_20_Emphasis"><text:span text:style-name="T1">Respuesta 18:</text:span></text:span> Un servidor de nombres de dominio de nivel superior (TLD) es responsable de gestionar los nombres de dominio de nivel superior, como los dominios de nivel superior genéricos (gTLD) y los dominios de nivel superior de códigos de país (ccTLD).</text:p>
      <text:p text:style-name="Horizontal_20_Line"/>
      <text:p text:style-name="P6"><text:span text:style-name="Strong_20_Emphasis"><text:span text:style-name="T1">Pregunta 19:</text:span></text:span> ¿Cuál es el propósito de un registro SOA en DNS?</text:p>
      <text:p text:style-name="P6"><text:span text:style-name="Strong_20_Emphasis"><text:span text:style-name="T1">Respuesta 19:</text:span></text:span> El registro SOA (Start of Authority) en DNS proporciona información autoritativa sobre una zona DNS específica, incluyendo el servidor maestro y otros parámetros.</text:p>
      <text:p text:style-name="Horizontal_20_Line"/>
      <text:p text:style-name="P6"><text:soft-page-break/><text:span text:style-name="Strong_20_Emphasis"><text:span text:style-name="T1">Pregunta 20:</text:span></text:span> ¿Qué es un servidor de reenvío (forwarder) en la configuración de DNS?</text:p>
      <text:p text:style-name="P6"><text:span text:style-name="Strong_20_Emphasis"><text:span text:style-name="T1">Respuesta 20:</text:span></text:span> Un servidor de reenvío (forwarder) en la configuración de DNS es un servidor DNS al que se envían consultas DNS antes de consultar servidores DNS raíz o servidores autoritativos directamente. Ayuda a acelerar la resolución de nombres de dominio al mantener una caché local.</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noto sans" svg:font-family="'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514ef7" officeooo:paragraph-rsid="00514ef7" style:font-style-asian="italic" style:font-style-complex="italic"/>
    </style:style>
    <style:style style:name="MP2" style:family="paragraph" style:parent-style-name="Header">
      <style:text-properties fo:font-style="italic" officeooo:rsid="0013b35d" officeooo:paragraph-rsid="001867df" style:font-style-asian="italic" style:font-style-complex="italic"/>
    </style:style>
    <style:style style:name="MP3" style:family="paragraph" style:parent-style-name="Footer">
      <style:paragraph-properties fo:text-align="end" style:justify-single-word="false"/>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draw:frame draw:style-name="Mfr1" draw:name="Imagen2" text:anchor-type="char" svg:x="11.88cm" svg:y="-0.66cm" svg:width="5.054cm" svg:height="1.207cm" draw:z-index="3"><draw:image xlink:href="Pictures/10000001000001360000004A30263C5DB1AE7E44.png" xlink:type="simple" xlink:show="embed" xlink:actuate="onLoad" draw:mime-type="image/png"/></draw:frame>Fundamentos de redes</text:p>
        <text:p text:style-name="MP2">Configuración DNS en el lado del cliente</text:p>
      </style:header>
      <style:footer>
        <text:p text:style-name="MP3"><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5T23:10:42.332918674</dc:date>
    <meta:editing-duration>PT3H5M33S</meta:editing-duration>
    <meta:editing-cycles>66</meta:editing-cycles>
    <meta:generator>LibreOffice/7.4.1.2$Linux_X86_64 LibreOffice_project/3c58a8f3a960df8bc8fd77b461821e42c061c5f0</meta:generator>
    <meta:document-statistic meta:table-count="0" meta:image-count="1" meta:object-count="0" meta:page-count="4" meta:paragraph-count="45" meta:word-count="860" meta:character-count="5119" meta:non-whitespace-character-count="4305"/>
  </office:meta>
</office:document-meta>
</file>